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erSource.updateField( ObjectName oname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delerSource.loadDescriptors( Registry registry , String location , String type ,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erSource.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delerSource.getInputStream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